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Lato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Lato" fo:font-size="11pt" style:font-size-asian="11pt" style:font-size-complex="11pt"/>
    </style:style>
    <style:style style:name="P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cc6a" style:font-size-asian="11pt" style:font-size-complex="11pt"/>
    </style:style>
    <style:style style:name="P4" style:family="paragraph" style:parent-style-name="Heading_20_1">
      <style:paragraph-properties fo:margin-top="0in" fo:margin-bottom="0.0402in" style:contextual-spacing="false"/>
      <style:text-properties fo:font-variant="normal" fo:text-transform="none" fo:color="#202124" loext:opacity="100%" style:font-name="Lato" fo:font-size="20pt" fo:letter-spacing="normal" fo:language="de" fo:country="DE" fo:font-style="normal" style:text-underline-style="solid" style:text-underline-width="auto" style:text-underline-color="font-color" fo:font-weight="normal" officeooo:rsid="00199fb3" officeooo:paragraph-rsid="00304eef" fo:background-color="transparent" style:font-size-asian="20pt" style:font-size-complex="20pt" loext:padding="0in" loext:border="none"/>
    </style:style>
    <style:style style:name="P5" style:family="paragraph" style:parent-style-name="Heading_20_1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ecc6a" officeooo:paragraph-rsid="00304eef" fo:background-color="transparent" style:font-size-asian="11pt" style:font-size-complex="11pt" loext:padding="0in" loext:border="none"/>
    </style:style>
    <style:style style:name="P6" style:family="paragraph" style:parent-style-name="Preformatted_20_Text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ad8ab" officeooo:paragraph-rsid="00304eef" style:font-size-asian="11pt" style:font-size-complex="11pt"/>
    </style:style>
    <style:style style:name="P7" style:family="paragraph" style:parent-style-name="Preformatted_20_Text" style:list-style-name="L18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ecc6a" officeooo:paragraph-rsid="00304eef" style:font-size-asian="11pt" style:font-size-complex="11pt"/>
    </style:style>
    <style:style style:name="P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ecc6a" officeooo:paragraph-rsid="00304eef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Lato" fo:font-size="11pt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Lato" fo:font-size="14pt" officeooo:rsid="00199fb3" officeooo:paragraph-rsid="00304eef" style:font-size-asian="14pt" style:font-size-complex="14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Lato" fo:font-size="14pt" style:text-underline-style="solid" style:text-underline-width="auto" style:text-underline-color="font-color" officeooo:rsid="00199fb3" officeooo:paragraph-rsid="00304eef" style:font-size-asian="14pt" style:font-size-complex="14pt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cc6a" officeooo:paragraph-rsid="00304eef" style:font-size-asian="11pt" style:font-size-complex="11pt"/>
    </style:style>
    <style:style style:name="P13" style:family="paragraph" style:parent-style-name="Standard" style:list-style-name="L17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cc6a" officeooo:paragraph-rsid="00304eef" style:font-size-asian="11pt" style:font-size-complex="11pt"/>
    </style:style>
    <style:style style:name="P14" style:family="paragraph" style:parent-style-name="Standard" style:list-style-name="L18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cc6a" officeooo:paragraph-rsid="00304eef" style:font-size-asian="11pt" style:font-size-complex="11pt"/>
    </style:style>
    <style:style style:name="P15" style:family="paragraph" style:parent-style-name="Standard" style:list-style-name="L8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ad8ab" officeooo:paragraph-rsid="00304eef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ad8ab" officeooo:paragraph-rsid="00304eef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893dc" officeooo:paragraph-rsid="00304eef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cc101" officeooo:paragraph-rsid="00304eef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e1c0d" officeooo:paragraph-rsid="00304eef" style:font-size-asian="11pt" style:font-size-complex="11pt"/>
    </style:style>
    <style:style style:name="P20" style:family="paragraph" style:parent-style-name="Standard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33e55" officeooo:paragraph-rsid="00304eef" style:font-size-asian="11pt" style:font-size-complex="11pt"/>
    </style:style>
    <style:style style:name="P21" style:family="paragraph" style:parent-style-name="Standard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529b2" officeooo:paragraph-rsid="00304eef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529b2" officeooo:paragraph-rsid="00304eef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5d76c" officeooo:paragraph-rsid="00304eef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bc08d" officeooo:paragraph-rsid="00304eef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d7a0e" officeooo:paragraph-rsid="00304eef" style:font-size-asian="11pt" style:font-size-complex="11pt"/>
    </style:style>
    <style:style style:name="P26" style:family="paragraph" style:parent-style-name="Standard" style:list-style-name="L17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107b" officeooo:paragraph-rsid="00304eef" style:font-size-asian="11pt" style:font-size-complex="11pt"/>
    </style:style>
    <style:style style:name="P27" style:family="paragraph" style:parent-style-name="Standard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e1c0d" officeooo:paragraph-rsid="00304eef" style:font-size-asian="11pt" style:font-size-complex="11pt"/>
    </style:style>
    <style:style style:name="P28" style:family="paragraph" style:parent-style-name="Standard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f298a" officeooo:paragraph-rsid="00304eef" style:font-size-asian="11pt" style:font-size-complex="11pt"/>
    </style:style>
    <style:style style:name="P29" style:family="paragraph" style:parent-style-name="Standard" style:list-style-name="L11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f298a" officeooo:paragraph-rsid="00304eef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f298a" officeooo:paragraph-rsid="00304eef" style:font-size-asian="11pt" style:font-size-complex="11pt"/>
    </style:style>
    <style:style style:name="P31" style:family="paragraph" style:parent-style-name="Standard" style:list-style-name="L11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1f4b8" officeooo:paragraph-rsid="00304eef" style:font-size-asian="11pt" style:font-size-complex="11pt"/>
    </style:style>
    <style:style style:name="P32" style:family="paragraph" style:parent-style-name="Standard" style:list-style-name="L10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33e55" officeooo:paragraph-rsid="00304eef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20pt" fo:letter-spacing="normal" fo:font-style="normal" style:text-underline-style="solid" style:text-underline-width="auto" style:text-underline-color="font-color" fo:font-weight="normal" officeooo:rsid="00199fb3" officeooo:paragraph-rsid="00304eef" style:font-size-asian="20pt" style:font-size-complex="20pt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Lato" fo:font-size="14pt" fo:letter-spacing="normal" fo:font-style="normal" style:text-underline-style="solid" style:text-underline-width="auto" style:text-underline-color="font-color" fo:font-weight="normal" officeooo:rsid="00199fb3" officeooo:paragraph-rsid="00304eef" style:font-size-asian="14pt" style:font-size-complex="14pt"/>
    </style:style>
    <style:style style:name="P35" style:family="paragraph" style:parent-style-name="Standard" style:list-style-name="L1">
      <style:paragraph-properties fo:margin-top="0in" fo:margin-bottom="0.0402in" style:contextual-spacing="false"/>
      <style:text-properties officeooo:paragraph-rsid="00304eef"/>
    </style:style>
    <style:style style:name="P36" style:family="paragraph" style:parent-style-name="Standard" style:list-style-name="L10">
      <style:paragraph-properties fo:margin-top="0in" fo:margin-bottom="0.0402in" style:contextual-spacing="false"/>
      <style:text-properties officeooo:rsid="0025d76c" officeooo:paragraph-rsid="00304eef"/>
    </style:style>
    <style:style style:name="P37" style:family="paragraph" style:parent-style-name="Standard" style:list-style-name="L11">
      <style:paragraph-properties fo:margin-top="0in" fo:margin-bottom="0.0402in" style:contextual-spacing="false"/>
      <style:text-properties officeooo:rsid="0021f4b8" officeooo:paragraph-rsid="00304eef"/>
    </style:style>
    <style:style style:name="P38" style:family="paragraph" style:parent-style-name="Standard" style:list-style-name="L10">
      <style:paragraph-properties fo:margin-top="0in" fo:margin-bottom="0.0402in" style:contextual-spacing="false"/>
      <style:text-properties officeooo:rsid="0021f4b8" officeooo:paragraph-rsid="00304eef"/>
    </style:style>
    <style:style style:name="P39" style:family="paragraph" style:parent-style-name="Standard" style:list-style-name="L10">
      <style:paragraph-properties fo:margin-top="0in" fo:margin-bottom="0.0402in" style:contextual-spacing="false"/>
      <style:text-properties officeooo:rsid="00233e55" officeooo:paragraph-rsid="00304eef"/>
    </style:style>
    <style:style style:name="P40" style:family="paragraph" style:parent-style-name="Standard" style:list-style-name="L10">
      <style:paragraph-properties fo:margin-top="0in" fo:margin-bottom="0.0402in" style:contextual-spacing="false"/>
      <style:text-properties officeooo:rsid="002529b2" officeooo:paragraph-rsid="00304eef"/>
    </style:style>
    <style:style style:name="P41" style:family="paragraph" style:parent-style-name="Standard">
      <style:paragraph-properties fo:margin-top="0in" fo:margin-bottom="0.0402in" style:contextual-spacing="false"/>
      <style:text-properties officeooo:rsid="002529b2" officeooo:paragraph-rsid="00304eef"/>
    </style:style>
    <style:style style:name="P42" style:family="paragraph" style:parent-style-name="Standard" style:list-style-name="L7">
      <style:paragraph-properties fo:margin-top="0in" fo:margin-bottom="0.0402in" style:contextual-spacing="false"/>
      <style:text-properties officeooo:paragraph-rsid="00304eef"/>
    </style:style>
    <style:style style:name="P43" style:family="paragraph" style:parent-style-name="Standard" style:list-style-name="L9">
      <style:paragraph-properties fo:margin-top="0in" fo:margin-bottom="0.0402in" style:contextual-spacing="false"/>
      <style:text-properties officeooo:paragraph-rsid="00304eef"/>
    </style:style>
    <style:style style:name="P44" style:family="paragraph" style:parent-style-name="Standard" style:list-style-name="L10">
      <style:paragraph-properties fo:margin-top="0in" fo:margin-bottom="0.0402in" style:contextual-spacing="false"/>
      <style:text-properties officeooo:paragraph-rsid="00304eef"/>
    </style:style>
    <style:style style:name="P45" style:family="paragraph" style:parent-style-name="Standard" style:list-style-name="L11">
      <style:paragraph-properties fo:margin-top="0in" fo:margin-bottom="0.0402in" style:contextual-spacing="false"/>
      <style:text-properties officeooo:paragraph-rsid="00304eef"/>
    </style:style>
    <style:style style:name="P46" style:family="paragraph" style:parent-style-name="Standard">
      <style:paragraph-properties fo:margin-top="0in" fo:margin-bottom="0.0402in" style:contextual-spacing="false"/>
      <style:text-properties officeooo:paragraph-rsid="00304eef"/>
    </style:style>
    <style:style style:name="P47" style:family="paragraph" style:parent-style-name="Standard" style:list-style-name="L12">
      <style:paragraph-properties fo:margin-top="0in" fo:margin-bottom="0.0402in" style:contextual-spacing="false"/>
      <style:text-properties officeooo:paragraph-rsid="00304eef"/>
    </style:style>
    <style:style style:name="P48" style:family="paragraph" style:parent-style-name="Standard" style:list-style-name="L18">
      <style:paragraph-properties fo:margin-top="0in" fo:margin-bottom="0.0402in" style:contextual-spacing="false"/>
      <style:text-properties officeooo:rsid="002ecc6a" officeooo:paragraph-rsid="00304eef"/>
    </style:style>
    <style:style style:name="P49" style:family="paragraph" style:parent-style-name="Standard" style:list-style-name="L16">
      <style:paragraph-properties fo:margin-top="0in" fo:margin-bottom="0.0402in" style:contextual-spacing="false"/>
      <style:text-properties officeooo:paragraph-rsid="00304eef"/>
    </style:style>
    <style:style style:name="P50" style:family="paragraph" style:parent-style-name="Standard" style:list-style-name="L17">
      <style:paragraph-properties fo:margin-top="0in" fo:margin-bottom="0.0402in" style:contextual-spacing="false"/>
      <style:text-properties officeooo:paragraph-rsid="00304eef"/>
    </style:style>
    <style:style style:name="P51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ecc6a" officeooo:paragraph-rsid="00304eef" fo:background-color="transparent" style:font-size-asian="11pt" style:font-size-complex="11pt" loext:padding="0in" loext:border="none"/>
    </style:style>
    <style:style style:name="P52" style:family="paragraph" style:parent-style-name="Text_20_body">
      <style:paragraph-properties fo:margin-top="0in" fo:margin-bottom="0.0402in" style:contextual-spacing="false"/>
      <style:text-properties fo:font-variant="normal" fo:text-transform="none" fo:color="#202124" loext:opacity="100%" style:font-name="Lato" fo:font-size="11pt" fo:letter-spacing="normal" fo:language="de" fo:country="DE" fo:font-style="normal" style:text-underline-style="solid" style:text-underline-width="auto" style:text-underline-color="font-color" fo:font-weight="normal" officeooo:rsid="002ecc6a" officeooo:paragraph-rsid="00304eef" fo:background-color="transparent" style:font-size-asian="11pt" style:font-size-complex="11pt" loext:padding="0in" loext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c101"/>
    </style:style>
    <style:style style:name="T3" style:family="text">
      <style:text-properties style:text-underline-style="solid" style:text-underline-width="auto" style:text-underline-color="font-color" officeooo:rsid="001ad8ab"/>
    </style:style>
    <style:style style:name="T4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style:font-size-asian="11pt" style:font-size-complex="11pt"/>
    </style:style>
    <style:style style:name="T5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ad8ab" style:font-size-asian="11pt" style:font-size-complex="11pt"/>
    </style:style>
    <style:style style:name="T6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cc101" style:font-size-asian="11pt" style:font-size-complex="11pt"/>
    </style:style>
    <style:style style:name="T7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1e1c0d" style:font-size-asian="11pt" style:font-size-complex="11pt"/>
    </style:style>
    <style:style style:name="T8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529b2" style:font-size-asian="11pt" style:font-size-complex="11pt"/>
    </style:style>
    <style:style style:name="T9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5d76c" style:font-size-asian="11pt" style:font-size-complex="11pt"/>
    </style:style>
    <style:style style:name="T10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893dc" style:font-size-asian="11pt" style:font-size-complex="11pt"/>
    </style:style>
    <style:style style:name="T11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bc08d" style:font-size-asian="11pt" style:font-size-complex="11pt"/>
    </style:style>
    <style:style style:name="T12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d7a0e" style:font-size-asian="11pt" style:font-size-complex="11pt"/>
    </style:style>
    <style:style style:name="T13" style:family="text">
      <style:text-properties fo:font-variant="normal" fo:text-transform="none" fo:color="#202124" loext:opacity="100%" style:font-name="Lato" fo:font-size="11pt" fo:letter-spacing="normal" fo:font-style="normal" style:text-underline-style="none" fo:font-weight="normal" officeooo:rsid="002e107b" style:font-size-asian="11pt" style:font-size-complex="11pt"/>
    </style:style>
    <style:style style:name="T14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15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1ad8ab" style:font-size-asian="11pt" style:font-size-complex="11pt"/>
    </style:style>
    <style:style style:name="T16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1e1c0d" style:font-size-asian="11pt" style:font-size-complex="11pt"/>
    </style:style>
    <style:style style:name="T17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2893dc" style:font-size-asian="11pt" style:font-size-complex="11pt"/>
    </style:style>
    <style:style style:name="T18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2bc08d" style:font-size-asian="11pt" style:font-size-complex="11pt"/>
    </style:style>
    <style:style style:name="T19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2d7a0e" style:font-size-asian="11pt" style:font-size-complex="11pt"/>
    </style:style>
    <style:style style:name="T20" style:family="text">
      <style:text-properties fo:font-variant="normal" fo:text-transform="none" fo:color="#202124" loext:opacity="100%" style:font-name="Lato" fo:font-size="11pt" fo:letter-spacing="normal" fo:font-style="normal" style:text-underline-style="solid" style:text-underline-width="auto" style:text-underline-color="font-color" fo:font-weight="normal" officeooo:rsid="002e107b" style:font-size-asian="11pt" style:font-size-complex="11pt"/>
    </style:style>
    <style:style style:name="T21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style:font-size-asian="11pt" style:font-size-complex="11pt"/>
    </style:style>
    <style:style style:name="T22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ad8ab" style:font-size-asian="11pt" style:font-size-complex="11pt"/>
    </style:style>
    <style:style style:name="T23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e1c0d" style:font-size-asian="11pt" style:font-size-complex="11pt"/>
    </style:style>
    <style:style style:name="T24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f298a" style:font-size-asian="11pt" style:font-size-complex="11pt"/>
    </style:style>
    <style:style style:name="T25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1f4b8" style:font-size-asian="11pt" style:font-size-complex="11pt"/>
    </style:style>
    <style:style style:name="T26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33e55" style:font-size-asian="11pt" style:font-size-complex="11pt"/>
    </style:style>
    <style:style style:name="T27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2893dc" style:font-size-asian="11pt" style:font-size-complex="11pt"/>
    </style:style>
    <style:style style:name="T28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none" fo:font-weight="normal" officeooo:rsid="001f298a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solid" style:text-underline-width="auto" style:text-underline-color="font-color" fo:font-weight="normal" officeooo:rsid="001ad8ab" style:font-size-asian="11pt" style:font-size-complex="11pt"/>
    </style:style>
    <style:style style:name="T31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solid" style:text-underline-width="auto" style:text-underline-color="font-color" fo:font-weight="normal" officeooo:rsid="001f298a" style:font-size-asian="11pt" style:font-size-complex="11pt"/>
    </style:style>
    <style:style style:name="T32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solid" style:text-underline-width="auto" style:text-underline-color="font-color" fo:font-weight="normal" officeooo:rsid="00233e55" style:font-size-asian="11pt" style:font-size-complex="11pt"/>
    </style:style>
    <style:style style:name="T33" style:family="text">
      <style:text-properties fo:font-variant="normal" fo:text-transform="none" fo:color="#202124" loext:opacity="100%" style:font-name="Lato" fo:font-size="11pt" fo:letter-spacing="normal" fo:language="de" fo:country="DE" fo:font-style="normal" style:text-underline-style="solid" style:text-underline-width="auto" style:text-underline-color="font-color" fo:font-weight="normal" officeooo:rsid="001f298a" style:font-size-asian="11pt" style:font-weight-asian="bold" style:font-size-complex="11pt" style:font-weight-complex="bold"/>
    </style:style>
    <style:style style:name="T34" style:family="text">
      <style:text-properties officeooo:rsid="001cc101"/>
    </style:style>
    <style:style style:name="T35" style:family="text">
      <style:text-properties officeooo:rsid="001e1c0d"/>
    </style:style>
    <style:style style:name="T36" style:family="text">
      <style:text-properties officeooo:rsid="0029d3b2"/>
    </style:style>
    <style:style style:name="T37" style:family="text">
      <style:text-properties officeooo:rsid="002f8f42"/>
    </style:style>
    <style:style style:name="T38" style:family="text">
      <style:text-properties officeooo:rsid="0032baa9"/>
    </style:style>
    <style:style style:name="T39" style:family="text">
      <style:text-properties officeooo:rsid="0031dc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Days of the week in German <text:s text:c="3"/>- <text:s text:c="3"/>Wochentage auf deutsch</text:p>
      <text:p text:style-name="P2"/>
      <text:p text:style-name="P2">Montag, </text:p>
      <text:p text:style-name="P2">Dienstag, </text:p>
      <text:p text:style-name="P2">Mittwoch,</text:p>
      <text:p text:style-name="P2">Donnerstag, </text:p>
      <text:p text:style-name="P2">Freitag, </text:p>
      <text:p text:style-name="P2">Samstag <text:s/></text:p>
      <text:p text:style-name="P2">und Sonntag.</text:p>
      <text:p text:style-name="P2"/>
      <text:p text:style-name="P2"/>
      <text:p text:style-name="P1">Numbers in German <text:s text:c="3"/>- <text:s text:c="3"/>Zahlen auf deutsch</text:p>
      <text:p text:style-name="P2"/>
      <text:p text:style-name="P2">Null</text:p>
      <text:p text:style-name="P2">Eins</text:p>
      <text:p text:style-name="P2">Zwei</text:p>
      <text:p text:style-name="P2">Drei</text:p>
      <text:p text:style-name="P2">Vier <text:s/></text:p>
      <text:p text:style-name="P2">Fünf</text:p>
      <text:p text:style-name="P2">Sechs</text:p>
      <text:p text:style-name="P2">Sieben</text:p>
      <text:p text:style-name="P2">Acht</text:p>
      <text:p text:style-name="P2">Neun</text:p>
      <text:p text:style-name="P2">Zehn</text:p>
      <text:p text:style-name="P2">Elf</text:p>
      <text:p text:style-name="P2">Zwölf</text:p>
      <text:p text:style-name="P2"/>
      <text:p text:style-name="P2"/>
      <text:p text:style-name="P1">Translations <text:s text:c="4"/>- <text:s text:c="3"/>Übersetzungen</text:p>
      <text:p text:style-name="P2"/>
      <text:p text:style-name="P2">Der Ball, <text:s text:c="3"/>The ball</text:p>
      <text:p text:style-name="P2">Essen, <text:s text:c="4"/>ea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3">Pr</text:span><text:span text:style-name="T1">onumciation</text:span></text:p>
      <text:p text:style-name="P11"/>
      <text:list xml:id="list4024468971" text:style-name="L1">
        <text:list-item>
          <text:p text:style-name="P35"><text:span text:style-name="T15">Z</text:span><text:span text:style-name="T5">wei<text:tab/>is called zett and sounds like in ca</text:span><text:span text:style-name="T15">ts</text:span><text:span text:style-name="T5"> or </text:span><text:span text:style-name="T15">ts</text:span><text:span text:style-name="T5">unami.</text:span></text:p>
        </text:list-item>
      </text:list>
      <text:p text:style-name="P16"/>
      <text:p text:style-name="P46"><text:span text:style-name="T5"><text:tab/></text:span><text:span text:style-name="T17">Z</text:span><text:span text:style-name="T10">ehn</text:span></text:p>
      <text:p text:style-name="P17"/>
      <text:list xml:id="list229103598" text:style-name="L7">
        <text:list-item>
          <text:p text:style-name="P42"><text:span text:style-name="T5">Z</text:span><text:span text:style-name="T15">w</text:span><text:span text:style-name="T5">ie<text:tab/>v like in </text:span><text:span text:style-name="T15">v</text:span><text:span text:style-name="T5">ery or </text:span><text:span text:style-name="T15">v</text:span><text:span text:style-name="T5">iedeo.</text:span></text:p>
        </text:list-item>
      </text:list>
      <text:p text:style-name="P16"/>
      <text:p text:style-name="P16"/>
      <text:list xml:id="list863464462" text:style-name="L8">
        <text:list-item>
          <text:p text:style-name="P15">R<text:tab/>there are two r sounds in German.</text:p>
        </text:list-item>
      </text:list>
      <text:p text:style-name="P16"><text:tab/><text:tab/>1. Gerollte ‘R’ <text:span text:style-name="T36">l</text:span>ike in :</text:p>
      <text:p text:style-name="P46"><text:span text:style-name="T5"><text:tab/><text:tab/><text:tab/>F</text:span><text:span text:style-name="T15">r</text:span><text:span text:style-name="T5">au, <text:tab/><text:tab/></text:span><text:span text:style-name="T6">W</text:span><text:span text:style-name="T5">oman</text:span></text:p>
      <text:p text:style-name="P16"><text:tab/><text:tab/><text:tab/>G<text:span text:style-name="T1">r</text:span>ün,<text:tab/><text:tab/><text:span text:style-name="T34">Green</text:span></text:p>
      <text:p text:style-name="P16"/>
      <text:p text:style-name="P18"><text:tab/><text:tab/>2. Reduced ‘A’ like in :</text:p>
      <text:p text:style-name="P16"><text:tab/><text:tab/><text:tab/><text:span text:style-name="T34">Bie</text:span><text:span text:style-name="T2">r</text:span><text:span text:style-name="T34"> </text:span></text:p>
      <text:p text:style-name="P16"><text:tab/><text:tab/><text:tab/><text:span text:style-name="T34">Messe</text:span><text:span text:style-name="T2">r<text:tab/></text:span><text:span text:style-name="T34"><text:tab/>Knife</text:span></text:p>
      <text:p text:style-name="P16"/>
      <text:list xml:id="list941128427" text:style-name="L9">
        <text:list-item>
          <text:p text:style-name="P43"><text:span text:style-name="T16">v</text:span><text:span text:style-name="T7">ier <text:tab/>like in </text:span><text:span text:style-name="T16">f</text:span><text:span text:style-name="T7">our</text:span></text:p>
        </text:list-item>
      </text:list>
      <text:p text:style-name="P16"/>
      <text:p text:style-name="P19"><text:tab/>Vater, <text:tab/><text:tab/>Father</text:p>
      <text:p text:style-name="P19"><text:tab/>Verkaufen, <text:tab/>Sell</text:p>
      <text:p text:style-name="P19"><text:tab/>Viel, <text:tab/><text:tab/>Much</text:p>
      <text:p text:style-name="P19"><text:tab/>Vielleicht, <text:tab/>Perhaps</text:p>
      <text:p text:style-name="P16"/>
      <text:p text:style-name="P16"><text:tab/><text:span text:style-name="T35">But some times it is pronounced like in Vampir or Vulkan</text:span></text:p>
      <text:p text:style-name="P16"/>
      <text:list xml:id="list2438748472" text:style-name="L10">
        <text:list-header>
          <text:p text:style-name="P6"/>
        </text:list-header>
        <text:list-item>
          <text:p text:style-name="P44"><text:bookmark text:name="tw-target-text"/><text:span text:style-name="T22">ü<text:tab/>f</text:span><text:span text:style-name="T30">ü</text:span><text:span text:style-name="T22">nf <text:tab/></text:span><text:span text:style-name="T23">like in Qatar or q in Maltese</text:span></text:p>
          <text:p text:style-name="P27"/>
          <text:p text:style-name="P27"/>
        </text:list-item>
        <text:list-item>
          <text:p text:style-name="P44"><text:span text:style-name="T31">S</text:span><text:span text:style-name="T24">echs<text:tab/>S at the beginning of a word sounds like a `z`.</text:span></text:p>
          <text:p text:style-name="P28"/>
          <text:p text:style-name="P28">Sonne, <text:tab/>Sun</text:p>
          <text:p text:style-name="P28">Suppe, <text:tab/>soup</text:p>
          <text:p text:style-name="P28">Super,<text:tab/><text:tab/>greate</text:p>
          <text:p text:style-name="P36"><text:span text:style-name="T24">s</text:span><text:span text:style-name="T21">ieben,<text:tab/><text:tab/>seven</text:span></text:p>
          <text:p text:style-name="P28"/>
        </text:list-item>
        <text:list-item>
          <text:p text:style-name="P44"><text:span text:style-name="T31">S</text:span><text:span text:style-name="T24">echs<text:tab/><text:tab/>string `s` like `z`</text:span></text:p>
        </text:list-item>
        <text:list-item>
          <text:p text:style-name="P44"><text:span text:style-name="T24">Sech</text:span><text:span text:style-name="T31">s</text:span><text:span text:style-name="T24"><text:tab/><text:tab/>soft `s` like `s`</text:span></text:p>
          <text:p text:style-name="P28"/>
        </text:list-item>
        <text:list-item>
          <text:p text:style-name="P28">ST<text:tab/>sounds <text:tab/>`sht`</text:p>
          <text:p text:style-name="P28"/>
          <text:p text:style-name="P28">stift,<text:tab/><text:tab/>pen</text:p>
          <text:p text:style-name="P28"><text:soft-page-break/>stuhl,<text:tab/><text:tab/>chair</text:p>
        </text:list-item>
      </text:list>
      <text:p text:style-name="P46"><text:span text:style-name="T24"><text:tab/></text:span><text:bookmark text:name="tw-target-text1"/><text:span text:style-name="T24">Straße,<text:tab/><text:tab/>street</text:span></text:p>
      <text:p text:style-name="P30"/>
      <text:list xml:id="list746734098" text:style-name="L11">
        <text:list-item>
          <text:p text:style-name="P45"><text:span text:style-name="T24">Stra</text:span><text:span text:style-name="T31">ß</text:span><text:span text:style-name="T24">e <text:tab/><text:tab/>Double ss</text:span></text:p>
          <text:p text:style-name="P45"><text:span text:style-name="T31">ß</text:span><text:span text:style-name="T24"><text:tab/><text:tab/></text:span><text:span text:style-name="T25">is only used after a long vowel, (It is pronounced slow).</text:span></text:p>
          <text:p text:style-name="P31"/>
          <text:p text:style-name="P37"><text:span text:style-name="T21">Die Stra</text:span><text:span text:style-name="T24">ß</text:span><text:span text:style-name="T21">e, <text:tab/>the street</text:span></text:p>
          <text:p text:style-name="P37"><text:span text:style-name="T21">Gru</text:span><text:span text:style-name="T33">ß,</text:span><text:span text:style-name="T29"><text:tab/><text:tab/></text:span><text:span text:style-name="T28">greeting</text:span></text:p>
          <text:p text:style-name="P29"/>
        </text:list-item>
      </text:list>
      <text:list xml:id="list82450555538647" text:continue-list="list2438748472" text:style-name="L10">
        <text:list-header>
          <text:p text:style-name="P28"/>
        </text:list-header>
        <text:list-item>
          <text:p text:style-name="P28">`SS`<text:tab/>is only used after a short vowel. (Remember a double constant make a word faster).</text:p>
          <text:p text:style-name="P28"/>
          <text:p text:style-name="P44"><text:span text:style-name="T24">Ta</text:span><text:span text:style-name="T31">ss</text:span><text:span text:style-name="T24">e, <text:tab/><text:tab/>cup<text:tab/><text:tab/><text:tab/><text:tab/>Schlo</text:span><text:span text:style-name="T31">ss</text:span><text:span text:style-name="T24">, <text:tab/><text:tab/>castle</text:span></text:p>
        </text:list-item>
      </text:list>
      <text:p text:style-name="P30"/>
      <text:list xml:id="list82451661878914" text:continue-numbering="true" text:style-name="L10">
        <text:list-item>
          <text:p text:style-name="P38"><text:span text:style-name="T24">S</text:span><text:span text:style-name="T21">P<text:tab/>sounds <text:tab/>`shp`</text:span></text:p>
          <text:p text:style-name="P44"><text:span text:style-name="T31">sp</text:span><text:span text:style-name="T24">rechen,<text:tab/>speak</text:span></text:p>
          <text:p text:style-name="P28"/>
          <text:p text:style-name="P28"/>
        </text:list-item>
        <text:list-item>
          <text:p text:style-name="P32">H<text:tab/>not pronounced when alone.</text:p>
          <text:p text:style-name="P32"/>
          <text:p text:style-name="P44"><text:span text:style-name="T26">Ze</text:span><text:span text:style-name="T32">h</text:span><text:span text:style-name="T26">n, <text:tab/>ten<text:tab/></text:span><text:span text:style-name="T27">( remember z at the beginning sounds like `tz` )</text:span><text:span text:style-name="T5"><text:line-break/></text:span></text:p>
        </text:list-item>
        <text:list-item>
          <text:p text:style-name="P39"><text:span text:style-name="T5">H<text:tab/></text:span><text:span text:style-name="T4">except at the beginning.</text:span></text:p>
          <text:p text:style-name="P20"/>
          <text:p text:style-name="P20">das Haus, <text:tab/>the house<text:tab/></text:p>
          <text:p text:style-name="P39"><text:span text:style-name="T4">die Hand,<text:tab/></text:span><text:span text:style-name="T8">the </text:span><text:span text:style-name="T4">hand</text:span></text:p>
          <text:p text:style-name="P21">das Herz, <text:tab/>the heart</text:p>
        </text:list-item>
      </text:list>
      <text:p text:style-name="P22"/>
      <text:list xml:id="list82451474170715" text:continue-numbering="true" text:style-name="L10">
        <text:list-item>
          <text:p text:style-name="P21">CH<text:tab/>pronounced like English `h`.</text:p>
          <text:p text:style-name="P21"/>
          <text:p text:style-name="P40"><text:span text:style-name="T4">Kochen, <text:tab/>cook<text:tab/><text:tab/><text:tab/><text:tab/><text:tab/><text:tab/>spre</text:span><text:span text:style-name="T14">ch</text:span><text:span text:style-name="T4">en,<text:tab/>speak</text:span></text:p>
        </text:list-item>
      </text:list>
      <text:p text:style-name="P41"><text:span text:style-name="T4"><text:tab/></text:span><text:span text:style-name="T9">acht,<text:tab/><text:tab/>eight</text:span></text:p>
      <text:p text:style-name="P23"/>
      <text:list xml:id="list82450682133980" text:continue-numbering="true" text:style-name="L10">
        <text:list-item>
          <text:p text:style-name="P21">SCH <text:tab/>[ess – tseh – hah ] <text:s/>pronounced `shhh`</text:p>
          <text:p text:style-name="P21"/>
          <text:p text:style-name="P21">schnell, <text:tab/>fast</text:p>
          <text:p text:style-name="P21">schmutzig, <text:tab/>dirty</text:p>
        </text:list-item>
      </text:list>
      <text:p text:style-name="P22"/>
      <text:p text:style-name="P22"/>
      <text:list xml:id="list82450300677651" text:continue-numbering="true" text:style-name="L10">
        <text:list-item>
          <text:p text:style-name="P21">TSCH<text:tab/><text:tab/>pronounced `ch`.</text:p>
          <text:p text:style-name="P21"/>
          <text:p text:style-name="P40"><text:span text:style-name="T4">Deu</text:span><text:span text:style-name="T14">tsch</text:span></text:p>
        </text:list-item>
      </text:list>
      <text:p text:style-name="P22"/>
      <text:p text:style-name="P22"/>
      <text:p text:style-name="P12"/>
      <text:p text:style-name="P33"><text:soft-page-break/>Vowel<text:span text:style-name="T37">s</text:span></text:p>
      <text:p text:style-name="P34"/>
      <text:list xml:id="list2411337197" text:style-name="L12">
        <text:list-item>
          <text:p text:style-name="P47"><text:span text:style-name="T8">e<text:tab/></text:span><text:span text:style-name="T12">[eh]</text:span><text:span text:style-name="T8"><text:tab/></text:span><text:span text:style-name="T11">like in b</text:span><text:span text:style-name="T18">e</text:span><text:span text:style-name="T11">d and s</text:span><text:span text:style-name="T18">e</text:span><text:span text:style-name="T11">l</text:span><text:span text:style-name="T18">e</text:span><text:span text:style-name="T11">ct</text:span></text:p>
        </text:list-item>
      </text:list>
      <text:p text:style-name="P22"/>
      <text:p text:style-name="P24"><text:tab/>elf<text:tab/><text:tab/>eleven</text:p>
      <text:p text:style-name="P24"><text:tab/>gehen<text:tab/><text:tab/>go</text:p>
      <text:p text:style-name="P24"><text:tab/>Ente<text:tab/><text:tab/>duck</text:p>
      <text:p text:style-name="P24"/>
      <text:list xml:id="list2756014871" text:style-name="L16">
        <text:list-item>
          <text:p text:style-name="P49"><text:span text:style-name="T12">i<text:tab/>[ee]<text:tab/>like in ch</text:span><text:span text:style-name="T19">ee</text:span><text:span text:style-name="T12">se</text:span></text:p>
        </text:list-item>
      </text:list>
      <text:p text:style-name="P25"/>
      <text:p text:style-name="P25"><text:tab/>ich<text:tab/><text:tab/>I</text:p>
      <text:p text:style-name="P25"><text:tab/>immer<text:tab/><text:tab/>always</text:p>
      <text:p text:style-name="P25"/>
      <text:list xml:id="list1976037588" text:style-name="L17">
        <text:list-item>
          <text:p text:style-name="P50"><text:span text:style-name="T13">a<text:tab/>[ah]<text:tab/>f</text:span><text:span text:style-name="T20">a</text:span><text:span text:style-name="T13">ther</text:span></text:p>
          <text:p text:style-name="P26"/>
          <text:p text:style-name="P26">apfel<text:tab/><text:tab/>apple</text:p>
          <text:p text:style-name="P26">zahl<text:tab/><text:tab/>number</text:p>
          <text:p text:style-name="P13">aber<text:tab/><text:tab/>but</text:p>
        </text:list-item>
      </text:list>
      <text:p text:style-name="P12"/>
      <text:list xml:id="list82450692745621" text:continue-numbering="true" text:style-name="L17">
        <text:list-item>
          <text:p text:style-name="P13">o<text:tab/>[oh]<text:tab/>like `o` in Maltese</text:p>
        </text:list-item>
      </text:list>
      <text:p text:style-name="P12"/>
      <text:p text:style-name="P12"><text:tab/>Sonne<text:tab/><text:tab/>sun</text:p>
      <text:p text:style-name="P12"><text:tab/>wohen<text:tab/><text:tab/>live</text:p>
      <text:p text:style-name="P12"/>
      <text:list xml:id="list2195231663" text:style-name="L18">
        <text:list-item>
          <text:p text:style-name="P48"><text:span text:style-name="T4">u<text:tab/>[uu]<text:tab/>like in yo</text:span><text:span text:style-name="T14">u</text:span><text:span text:style-name="T4"> or `u` in Maltese</text:span></text:p>
          <text:p text:style-name="P14">kuchen<text:tab/><text:tab/>cake</text:p>
          <text:p text:style-name="P7"><text:bookmark text:name="tw-target-text2"/>Fuß<text:tab/><text:tab/>foot</text:p>
          <text:p text:style-name="P7">stunde<text:tab/><text:tab/>hour</text:p>
        </text:list-item>
      </text:list>
      <text:p text:style-name="P8"/>
      <text:p text:style-name="P8"/>
      <text:h text:style-name="P4" text:outline-level="1">German Umlauts Ä Ö Ü</text:h>
      <text:p text:style-name="P8"/>
      <text:h text:style-name="P5" text:outline-level="1">Ä <text:tab/><text:span text:style-name="T38">a mit umlaut <text:s/></text:span><text:span text:style-name="T39">sounds like [ qe ] <text:s text:c="2"/>in Maltese</text:span></text:h>
      <text:h text:style-name="P5" text:outline-level="1">Ö <text:tab/><text:span text:style-name="T38">o mit umlaut <text:tab/></text:span><text:span text:style-name="T39">sounds like [ qu ] <text:s text:c="2"/>in Maltese</text:span></text:h>
      <text:h text:style-name="P5" text:outline-level="1">Ü<text:tab/><text:span text:style-name="T38">u mit umlaut<text:tab/></text:span><text:span text:style-name="T39">sounds like [ qqu ] in Maltese</text:span></text:h>
      <text:p text:style-name="P51"/>
      <text:p text:style-name="P52">Here are some words with the umlaut a</text:p>
      <text:p text:style-name="P51"/>
      <text:p text:style-name="P51">das Mädchen<text:tab/><text:tab/>the girl</text:p>
      <text:p text:style-name="P51">die Bären<text:tab/><text:tab/>the bears</text:p>
      <text:p text:style-name="P51">die Käfer<text:tab/><text:tab/>the beetles</text:p>
      <text:p text:style-name="P51"/>
      <text:p text:style-name="P52"><text:soft-page-break/>Here are some words with the umlaut o</text:p>
      <text:p text:style-name="P51"/>
      <text:p text:style-name="P51">schön<text:tab/><text:tab/><text:tab/>beautiful</text:p>
      <text:p text:style-name="P51">die Löwen<text:tab/><text:tab/>the lions</text:p>
      <text:p text:style-name="P51">die Vögel<text:tab/><text:tab/>the birds</text:p>
      <text:p text:style-name="P51">blöd<text:tab/><text:tab/><text:tab/>stupid</text:p>
      <text:p text:style-name="P51"/>
      <text:p text:style-name="P52">Here are some words with the umlaut u</text:p>
      <text:p text:style-name="P51"/>
      <text:p text:style-name="P51">küssen<text:tab/><text:tab/><text:tab/>to kiss</text:p>
      <text:p text:style-name="P51">üben<text:tab/><text:tab/><text:tab/>to exercise</text:p>
      <text:p text:style-name="P51">dünn<text:tab/><text:tab/><text:tab/>thin</text:p>
      <text:p text:style-name="P51">die Prüfung<text:tab/><text:tab/>the exam</text:p>
      <text:p text:style-name="P51">für<text:tab/><text:tab/><text:tab/>f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01T08:24:49.555446463</dc:date>
    <meta:editing-duration>PT2H3M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5" meta:paragraph-count="133" meta:word-count="494" meta:character-count="2373" meta:non-whitespace-character-count="1900"/>
  </office:meta>
</office:document-meta>
</file>